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2"/>
    </style:style>
    <style:style style:name="P2" style:family="paragraph" style:parent-style-name="Code">
      <style:text-properties officeooo:paragraph-rsid="000e5cf7"/>
    </style:style>
    <style:style style:name="P3" style:family="paragraph" style:parent-style-name="Chapter_20_Title">
      <style:text-properties officeooo:paragraph-rsid="000e5cf7"/>
    </style:style>
    <style:style style:name="P4" style:family="paragraph" style:parent-style-name="Standard">
      <style:paragraph-properties fo:text-align="justify" style:justify-single-word="false"/>
      <style:text-properties officeooo:paragraph-rsid="000e5cf7"/>
    </style:style>
    <style:style style:name="P5" style:family="paragraph" style:parent-style-name="Standard">
      <style:text-properties fo:color="#bfbfbf" style:font-name="ZapfDingbats1" fo:font-size="14pt" officeooo:paragraph-rsid="000e5cf7" style:font-name-asian="ZapfDingbats1" style:font-size-asian="14pt" style:font-name-complex="ZapfDingbats1" style:font-size-complex="14pt"/>
    </style:style>
    <style:style style:name="P6" style:family="paragraph" style:parent-style-name="Chapter_20_Number" style:master-page-name="Standard">
      <style:paragraph-properties style:page-number="auto"/>
      <style:text-properties officeooo:paragraph-rsid="000e5cf7"/>
    </style:style>
    <style:style style:name="P7"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8" style:family="paragraph" style:parent-style-name="Code">
      <style:text-properties style:use-window-font-color="true" style:font-name="TheSansMonoConNormal1" fo:font-size="11pt" fo:language="zxx" fo:country="none" officeooo:rsid="00161a42" officeooo:paragraph-rsid="00161a42" style:font-name-asian="Calibri" style:font-size-asian="11pt" style:language-asian="zxx" style:country-asian="none" style:font-name-complex="TheSansMonoConNormal1" style:font-size-complex="11pt" style:language-complex="ar" style:country-complex="SA"/>
    </style:style>
    <style:style style:name="P9" style:family="paragraph" style:parent-style-name="Code">
      <style:text-properties officeooo:paragraph-rsid="000e5cf7"/>
    </style:style>
    <style:style style:name="P10" style:family="paragraph" style:parent-style-name="Code">
      <style:text-properties officeooo:paragraph-rsid="00161a42"/>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complex="Utopia-Italic"/>
    </style:style>
    <style:style style:name="T4" style:family="text">
      <style:text-properties fo:language="en" fo:country="US" officeooo:rsid="00104d26"/>
    </style:style>
    <style:style style:name="T5" style:family="text">
      <style:text-properties fo:language="en" fo:country="US" officeooo:rsid="0014cd2a"/>
    </style:style>
    <style:style style:name="T6" style:family="text">
      <style:text-properties fo:language="en" fo:country="US" officeooo:rsid="00161a42"/>
    </style:style>
    <style:style style:name="T7" style:family="text">
      <style:text-properties fo:language="en" fo:country="US" officeooo:rsid="0019130e"/>
    </style:style>
    <style:style style:name="T8" style:family="text">
      <style:text-properties fo:font-weight="bold" style:font-weight-asian="bold"/>
    </style:style>
    <style:style style:name="T9" style:family="text">
      <style:text-properties fo:font-weight="bold" officeooo:rsid="00104d26" style:font-weight-asian="bold"/>
    </style:style>
    <style:style style:name="T10" style:family="text">
      <style:text-properties style:font-name-asian="TheSansMonoConNormal2"/>
    </style:style>
    <style:style style:name="T11" style:family="text">
      <style:text-properties officeooo:rsid="00161a42" style:font-name-asian="TheSansMonoConNormal2"/>
    </style:style>
    <style:style style:name="T12" style:family="text">
      <style:text-properties style:font-name="Utopia-Italic" style:font-name-complex="Utopia-Italic"/>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use-window-font-color="true" style:font-name="TheSansMonoConNormal1" fo:font-size="11pt" fo:language="zxx" fo:country="none" officeooo:rsid="00189292" style:font-name-asian="Calibri" style:font-size-asian="11pt" style:language-asian="zxx" style:country-asian="none" style:font-name-complex="TheSansMonoConNormal1" style:font-size-complex="11pt" style:language-complex="ar" style:country-complex="SA"/>
    </style:style>
    <style:style style:name="T15" style:family="text">
      <style:text-properties style:use-window-font-color="true" style:font-name="TheSansMonoConNormal1" fo:font-size="11pt" fo:language="zxx" fo:country="none" officeooo:rsid="0019130e" style:font-name-asian="Calibri" style:font-size-asian="11pt" style:language-asian="zxx" style:country-asian="none" style:font-name-complex="TheSansMonoConNormal1" style:font-size-complex="11pt" style:language-complex="ar" style:country-complex="SA"/>
    </style:style>
    <style:style style:name="T16" style:family="text">
      <style:text-properties style:use-window-font-color="true" style:font-name="Utopia" fo:font-size="11pt" fo:language="zxx" fo:country="none" fo:font-style="italic" officeooo:rsid="00161a42" style:font-name-asian="Calibri" style:font-size-asian="11pt" style:language-asian="zxx" style:country-asian="none" style:font-style-asian="italic" style:font-name-complex="Utopia" style:font-size-complex="11pt" style:language-complex="ar" style:country-complex="SA"/>
    </style:style>
    <style:style style:name="T17" style:family="text">
      <style:text-properties officeooo:rsid="0004a0fa"/>
    </style:style>
    <style:style style:name="T18" style:family="text">
      <style:text-properties officeooo:rsid="000e5cf7"/>
    </style:style>
    <style:style style:name="T19" style:family="text">
      <style:text-properties officeooo:rsid="00104d26"/>
    </style:style>
    <style:style style:name="T20" style:family="text">
      <style:text-properties officeooo:rsid="00161a42"/>
    </style:style>
    <style:style style:name="T21" style:family="text">
      <style:text-properties officeooo:rsid="00189292"/>
    </style:style>
    <style:style style:name="T22" style:family="text">
      <style:text-properties officeooo:rsid="0019130e"/>
    </style:style>
    <style:style style:name="T2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office:automatic-styles>
  <office:body>
    <office:text text:use-soft-page-breaks="true">
      <office:forms form:automatic-focus="false" form:apply-design-mode="false"/>
      <text:tracked-changes>
        <text:changed-region xml:id="ct93959938365168" text:id="ct93959938365168">
          <text:insertion>
            <office:change-info>
              <dc:creator>Ray Lischner</dc:creator>
              <dc:date>2020-04-30T16:48:16</dc:date>
            </office:change-info>
          </text:insertion>
        </text:changed-region>
        <text:changed-region xml:id="ct93959899036352" text:id="ct93959899036352">
          <text:insertion>
            <office:change-info>
              <dc:creator>Ray Lischner</dc:creator>
              <dc:date>2020-04-30T16:49:46</dc:date>
            </office:change-info>
          </text:insertion>
        </text:changed-region>
        <text:changed-region xml:id="ct93959925452928" text:id="ct93959925452928">
          <text:insertion>
            <office:change-info>
              <dc:creator>Ray Lischner</dc:creator>
              <dc:date>2020-05-01T10:54:33</dc:date>
            </office:change-info>
          </text:insertion>
        </text:changed-region>
        <text:changed-region xml:id="ct93959842686480" text:id="ct93959842686480">
          <text:deletion>
            <office:change-info>
              <dc:creator>Ray Lischner</dc:creator>
              <dc:date>2020-05-01T10:54:34</dc:date>
            </office:change-info>
            <text:p text:style-name="Code_20_Caption"><text:span text:style-name="T9">2</text:span></text:p>
          </text:deletion>
        </text:changed-region>
        <text:changed-region xml:id="ct93959968340160" text:id="ct93959968340160">
          <text:deletion>
            <office:change-info>
              <dc:creator>Ray Lischner</dc:creator>
              <dc:date>2020-04-30T16:48:56</dc:date>
            </office:change-info>
            <text:p text:style-name="P2">#ifndef GENERATE_ID_HPP_</text:p>
            <text:p text:style-name="Code">#define GENERATE_ID_HPP_</text:p>
            <text:p text:style-name="Code"/>
            <text:p text:style-name="P2"/>
          </text:deletion>
        </text:changed-region>
        <text:changed-region xml:id="ct93959843077088" text:id="ct93959843077088">
          <text:insertion>
            <office:change-info>
              <dc:creator>Ray Lischner</dc:creator>
              <dc:date>2020-04-30T16:49:00</dc:date>
            </office:change-info>
          </text:insertion>
        </text:changed-region>
        <text:changed-region xml:id="ct93959907580976" text:id="ct93959907580976">
          <text:insertion>
            <office:change-info>
              <dc:creator>Ray Lischner</dc:creator>
              <dc:date>2020-04-30T16:48:57</dc:date>
            </office:change-info>
          </text:insertion>
        </text:changed-region>
        <text:changed-region xml:id="ct93959820513088" text:id="ct93959820513088">
          <text:insertion>
            <office:change-info>
              <dc:creator>Ray Lischner</dc:creator>
              <dc:date>2020-04-30T16:49:08</dc:date>
            </office:change-info>
          </text:insertion>
        </text:changed-region>
        <text:changed-region xml:id="ct93959957679760" text:id="ct93959957679760">
          <text:insertion>
            <office:change-info>
              <dc:creator>Ray Lischner</dc:creator>
              <dc:date>2020-05-01T10:55:36</dc:date>
            </office:change-info>
          </text:insertion>
        </text:changed-region>
        <text:changed-region xml:id="ct93959964339520" text:id="ct93959964339520">
          <text:deletion>
            <office:change-info>
              <dc:creator>Ray Lischner</dc:creator>
              <dc:date>2020-04-30T16:49:14</dc:date>
            </office:change-info>
            <text:p text:style-name="Code"/>
            <text:p text:style-name="Code"/>
            <text:p text:style-name="Code">#endif</text:p>
          </text:deletion>
        </text:changed-region>
        <text:changed-region xml:id="ct93959915553168" text:id="ct93959915553168">
          <text:insertion>
            <office:change-info>
              <dc:creator>Ray Lischner</dc:creator>
              <dc:date>2020-04-30T16:49:50</dc:date>
            </office:change-info>
          </text:insertion>
        </text:changed-region>
        <text:changed-region xml:id="ct93959965635664" text:id="ct93959965635664">
          <text:deletion>
            <office:change-info>
              <dc:creator>Ray Lischner</dc:creator>
              <dc:date>2020-04-30T16:49:27</dc:date>
            </office:change-info>
            <text:p text:style-name="Code">#include "generate_id.hpp"</text:p>
          </text:deletion>
        </text:changed-region>
        <text:changed-region xml:id="ct93959958719776" text:id="ct93959958719776">
          <text:insertion>
            <office:change-info>
              <dc:creator>Ray Lischner</dc:creator>
              <dc:date>2020-04-30T16:49:28</dc:date>
            </office:change-info>
          </text:insertion>
        </text:changed-region>
        <text:changed-region xml:id="ct93959967513360" text:id="ct93959967513360">
          <text:insertion>
            <office:change-info>
              <dc:creator>Ray Lischner</dc:creator>
              <dc:date>2020-05-01T11:13:16</dc:date>
            </office:change-info>
          </text:insertion>
        </text:changed-region>
        <text:changed-region xml:id="ct93959940995200" text:id="ct93959940995200">
          <text:deletion>
            <office:change-info>
              <dc:creator>Ray Lischner</dc:creator>
              <dc:date>2020-05-01T11:13:17</dc:date>
            </office:change-info>
            <text:p text:style-name="Body_20_Text_20_Cont"><text:span text:style-name="T5">8</text:span></text:p>
          </text:deletion>
        </text:changed-region>
        <text:changed-region xml:id="ct93959837254992" text:id="ct93959837254992">
          <text:insertion>
            <office:change-info>
              <dc:creator>Ray Lischner</dc:creator>
              <dc:date>2020-05-01T10:57:37</dc:date>
            </office:change-info>
          </text:insertion>
        </text:changed-region>
        <text:changed-region xml:id="ct93959945842080" text:id="ct93959945842080">
          <text:deletion>
            <office:change-info>
              <dc:creator>Ray Lischner</dc:creator>
              <dc:date>2020-05-01T10:56:57</dc:date>
            </office:change-info>
            <text:p text:style-name="Body_20_Text_20_Cont"><text:span text:style-name="T1">,</text:span></text:p>
          </text:deletion>
        </text:changed-region>
        <text:changed-region xml:id="ct93959909574320" text:id="ct93959909574320">
          <text:insertion>
            <office:change-info>
              <dc:creator>Ray Lischner</dc:creator>
              <dc:date>2020-05-01T10:56:54</dc:date>
            </office:change-info>
          </text:insertion>
        </text:changed-region>
        <text:changed-region xml:id="ct93959985474720" text:id="ct93959985474720">
          <text:insertion>
            <office:change-info>
              <dc:creator>Ray Lischner</dc:creator>
              <dc:date>2020-05-01T10:57:01</dc:date>
            </office:change-info>
          </text:insertion>
        </text:changed-region>
        <text:changed-region xml:id="ct93959950193360" text:id="ct93959950193360">
          <text:deletion>
            <office:change-info>
              <dc:creator>Ray Lischner</dc:creator>
              <dc:date>2020-05-01T10:56:31</dc:date>
            </office:change-info>
            <text:p text:style-name="Body_20_Text_20_Cont"><text:span text:style-name="Code_20_Inline"><text:span text:style-name="T1">#</text:span></text:span></text:p>
          </text:deletion>
        </text:changed-region>
        <text:changed-region xml:id="ct93959933088704" text:id="ct93959933088704">
          <text:insertion>
            <office:change-info>
              <dc:creator>Ray Lischner</dc:creator>
              <dc:date>2020-05-01T10:56:32</dc:date>
            </office:change-info>
          </text:insertion>
        </text:changed-region>
        <text:changed-region xml:id="ct93959896315584" text:id="ct93959896315584">
          <text:deletion>
            <office:change-info>
              <dc:creator>Ray Lischner</dc:creator>
              <dc:date>2020-05-01T10:56:37</dc:date>
            </office:change-info>
            <text:p text:style-name="Body_20_Text_20_Cont"><text:span text:style-name="Code_20_Inline"><text:span text:style-name="T4">nclude</text:span></text:span></text:p>
          </text:deletion>
        </text:changed-region>
        <text:changed-region xml:id="ct93959912533184" text:id="ct93959912533184">
          <text:insertion>
            <office:change-info>
              <dc:creator>Ray Lischner</dc:creator>
              <dc:date>2020-05-01T10:56:39</dc:date>
            </office:change-info>
          </text:insertion>
        </text:changed-region>
        <text:changed-region xml:id="ct93959892158704" text:id="ct93959892158704">
          <text:deletion>
            <office:change-info>
              <dc:creator>Ray Lischner</dc:creator>
              <dc:date>2020-05-01T10:56:44</dc:date>
            </office:change-info>
            <text:p text:style-name="Body_20_Text_20_Cont"><text:span text:style-name="T4">irective</text:span></text:p>
          </text:deletion>
        </text:changed-region>
        <text:changed-region xml:id="ct93959915201808" text:id="ct93959915201808">
          <text:deletion>
            <office:change-info>
              <dc:creator>Ray Lischner</dc:creator>
              <dc:date>2020-05-01T10:56:49</dc:date>
            </office:change-info>
            <text:p text:style-name="Body_20_Text_20_Cont"><text:span text:style-name="T1">, and include guard</text:span></text:p>
          </text:deletion>
        </text:changed-region>
        <text:changed-region xml:id="ct93959962050320" text:id="ct93959962050320">
          <text:insertion>
            <office:change-info>
              <dc:creator>Ray Lischner</dc:creator>
              <dc:date>2020-05-01T10:59:03</dc:date>
            </office:change-info>
          </text:insertion>
        </text:changed-region>
        <text:changed-region xml:id="ct93960002583824" text:id="ct93960002583824">
          <text:deletion>
            <office:change-info>
              <dc:creator>Ray Lischner</dc:creator>
              <dc:date>2020-05-01T10:59:19</dc:date>
            </office:change-info>
            <text:p text:style-name="Body_20_Text_20_Cont"><text:span text:style-name="T4">resulting file</text:span></text:p>
          </text:deletion>
        </text:changed-region>
        <text:changed-region xml:id="ct93959971669872" text:id="ct93959971669872">
          <text:deletion>
            <office:change-info>
              <dc:creator>Ray Lischner</dc:creator>
              <dc:date>2020-05-01T10:59:25</dc:date>
            </office:change-info>
            <text:p text:style-name="Body_20_Text_20_Cont"><text:span text:style-name="Code_20_Inline"><text:span text:style-name="T1">pp</text:span></text:span></text:p>
          </text:deletion>
        </text:changed-region>
        <text:changed-region xml:id="ct93959840923136" text:id="ct93959840923136">
          <text:deletion>
            <office:change-info>
              <dc:creator>Ray Lischner</dc:creator>
              <dc:date>2020-05-01T10:57:10</dc:date>
            </office:change-info>
            <text:p text:style-name="Body_20_Text_20_Cont"><text:span text:style-name="Code_20_Inline"><text:span text:style-name="T1">h</text:span></text:span></text:p>
          </text:deletion>
        </text:changed-region>
        <text:changed-region xml:id="ct93959967659472" text:id="ct93959967659472">
          <text:deletion>
            <office:change-info>
              <dc:creator>Ray Lischner</dc:creator>
              <dc:date>2020-05-01T10:59:25</dc:date>
            </office:change-info>
            <text:p text:style-name="Body_20_Text_20_Cont"><text:span text:style-name="Code_20_Inline"><text:span text:style-name="T1">.</text:span></text:span></text:p>
          </text:deletion>
        </text:changed-region>
        <text:changed-region xml:id="ct93960002784592" text:id="ct93960002784592">
          <text:insertion>
            <office:change-info>
              <dc:creator>Ray Lischner</dc:creator>
              <dc:date>2020-05-01T10:57:26</dc:date>
            </office:change-info>
          </text:insertion>
        </text:changed-region>
        <text:changed-region xml:id="ct93959819367184" text:id="ct93959819367184">
          <text:deletion>
            <office:change-info>
              <dc:creator>Ray Lischner</dc:creator>
              <dc:date>2020-05-01T10:57:26</dc:date>
            </office:change-info>
            <text:p text:style-name="Body_20_Text_20_Cont"><text:span text:style-name="Code_20_Inline"><text:span text:style-name="T4">h</text:span></text:span></text:p>
          </text:deletion>
        </text:changed-region>
        <text:changed-region xml:id="ct93959926731360" text:id="ct93959926731360">
          <text:insertion>
            <office:change-info>
              <dc:creator>Ray Lischner</dc:creator>
              <dc:date>2020-05-01T11:31:23</dc:date>
            </office:change-info>
          </text:insertion>
        </text:changed-region>
        <text:changed-region xml:id="ct93959962189584" text:id="ct93959962189584">
          <text:deletion>
            <office:change-info>
              <dc:creator>Ray Lischner</dc:creator>
              <dc:date>2020-05-01T11:31:19</dc:date>
            </office:change-info>
            <text:p text:style-name="Body_20_Text_20_Cont"><text:span text:style-name="T1"><text:s/>and that </text:span><text:span text:style-name="Code_20_Inline"><text:span text:style-name="T1">accession</text:span></text:span><text:span text:style-name="T1"> adds a </text:span><text:span text:style-name="Code_20_Inline"><text:span text:style-name="T1">work</text:span></text:span><text:span text:style-name="T1">-derived object to the library’s database</text:span></text:p>
          </text:deletion>
        </text:changed-region>
        <text:changed-region xml:id="ct93959848144784" text:id="ct93959848144784">
          <text:deletion>
            <office:change-info>
              <dc:creator>Ray Lischner</dc:creator>
              <dc:date>2020-05-01T10:58:28</dc:date>
            </office:change-info>
            <text:p text:style-name="P7">#include &lt;iostream&gt;</text:p>
          </text:deletion>
        </text:changed-region>
        <text:changed-region xml:id="ct93960035313344" text:id="ct93960035313344">
          <text:insertion>
            <office:change-info>
              <dc:creator>Ray Lischner</dc:creator>
              <dc:date>2020-05-01T10:58:28</dc:date>
            </office:change-info>
          </text:insertion>
        </text:changed-region>
        <text:changed-region xml:id="ct93959971769360" text:id="ct93959971769360">
          <text:deletion>
            <office:change-info>
              <dc:creator>Ray Lischner</dc:creator>
              <dc:date>2020-05-01T10:58:28</dc:date>
            </office:change-info>
            <text:p text:style-name="P7">#include "generate_id.hpp"</text:p>
          </text:deletion>
        </text:changed-region>
        <text:changed-region xml:id="ct93959821761296" text:id="ct93959821761296">
          <text:insertion>
            <office:change-info>
              <dc:creator>Ray Lischner</dc:creator>
              <dc:date>2020-05-01T10:58:28</dc:date>
            </office:change-info>
          </text:insertion>
        </text:changed-region>
        <text:changed-region xml:id="ct93960035463632" text:id="ct93960035463632">
          <text:deletion>
            <office:change-info>
              <dc:creator>Ray Lischner</dc:creator>
              <dc:date>2020-05-01T10:58:28</dc:date>
            </office:change-info>
            <text:p text:style-name="P7">#include "library.hpp"</text:p>
          </text:deletion>
        </text:changed-region>
        <text:changed-region xml:id="ct93959891753312" text:id="ct93959891753312">
          <text:insertion>
            <office:change-info>
              <dc:creator>Ray Lischner</dc:creator>
              <dc:date>2020-05-01T10:58:28</dc:date>
            </office:change-info>
          </text:insertion>
        </text:changed-region>
        <text:changed-region xml:id="ct93959821646592" text:id="ct93959821646592">
          <text:deletion>
            <office:change-info>
              <dc:creator>Ray Lischner</dc:creator>
              <dc:date>2020-04-30T16:50:03</dc:date>
            </office:change-info>
            <text:p text:style-name="Code"/>
            <text:p text:style-name="Code"/>
          </text:deletion>
        </text:changed-region>
        <text:changed-region xml:id="ct93959992498320" text:id="ct93959992498320">
          <text:deletion>
            <office:change-info>
              <dc:creator>Ray Lischner</dc:creator>
              <dc:date>2020-05-01T11:30:50</dc:date>
            </office:change-info>
            <text:p text:style-name="Code">accession</text:p>
          </text:deletion>
        </text:changed-region>
        <text:changed-region xml:id="ct93959923509072" text:id="ct93959923509072">
          <text:insertion>
            <office:change-info>
              <dc:creator>Ray Lischner</dc:creator>
              <dc:date>2020-05-01T11:30:50</dc:date>
            </office:change-info>
          </text:insertion>
        </text:changed-region>
        <text:changed-region xml:id="ct93959908139424" text:id="ct93959908139424">
          <text:insertion>
            <office:change-info>
              <dc:creator>Ray Lischner</dc:creator>
              <dc:date>2020-05-01T11:31:00</dc:date>
            </office:change-info>
          </text:insertion>
        </text:changed-region>
        <text:changed-region xml:id="ct93959821358352" text:id="ct93959821358352">
          <text:deletion>
            <office:change-info>
              <dc:creator>Ray Lischner</dc:creator>
              <dc:date>2020-05-01T11:31:00</dc:date>
            </office:change-info>
            <text:p text:style-name="Code">(</text:p>
          </text:deletion>
        </text:changed-region>
        <text:changed-region xml:id="ct93959901180800" text:id="ct93959901180800">
          <text:deletion>
            <office:change-info>
              <dc:creator>Ray Lischner</dc:creator>
              <dc:date>2020-05-01T11:31:01</dc:date>
            </office:change-info>
            <text:p text:style-name="Code">)</text:p>
          </text:deletion>
        </text:changed-region>
        <text:changed-region xml:id="ct93959948750112" text:id="ct93959948750112">
          <text:insertion>
            <office:change-info>
              <dc:creator>Ray Lischner</dc:creator>
              <dc:date>2020-05-01T11:31:01</dc:date>
            </office:change-info>
          </text:insertion>
        </text:changed-region>
        <text:changed-region xml:id="ct93959945807776" text:id="ct93959945807776">
          <text:deletion>
            <office:change-info>
              <dc:creator>Ray Lischner</dc:creator>
              <dc:date>2020-05-01T11:17:33</dc:date>
            </office:change-info>
            <text:p text:style-name="Code_20_Caption">The</text:p>
          </text:deletion>
        </text:changed-region>
        <text:changed-region xml:id="ct93959923578704" text:id="ct93959923578704">
          <text:insertion>
            <office:change-info>
              <dc:creator>Ray Lischner</dc:creator>
              <dc:date>2020-05-01T11:17:33</dc:date>
            </office:change-info>
          </text:insertion>
        </text:changed-region>
        <text:changed-region xml:id="ct93959945468896" text:id="ct93959945468896">
          <text:deletion>
            <office:change-info>
              <dc:creator>Ray Lischner</dc:creator>
              <dc:date>2020-05-01T11:17:35</dc:date>
            </office:change-info>
            <text:p text:style-name="Code_20_Caption">Main </text:p>
          </text:deletion>
        </text:changed-region>
        <text:changed-region xml:id="ct93959922648544" text:id="ct93959922648544">
          <text:deletion>
            <office:change-info>
              <dc:creator>Ray Lischner</dc:creator>
              <dc:date>2020-05-01T10:58:28</dc:date>
            </office:change-info>
            <text:p text:style-name="P7">#include &lt;algorithm&gt;</text:p>
          </text:deletion>
        </text:changed-region>
        <text:changed-region xml:id="ct93959918933728" text:id="ct93959918933728">
          <text:insertion>
            <office:change-info>
              <dc:creator>Ray Lischner</dc:creator>
              <dc:date>2020-05-01T10:58:28</dc:date>
            </office:change-info>
          </text:insertion>
        </text:changed-region>
        <text:changed-region xml:id="ct93959993991472" text:id="ct93959993991472">
          <text:insertion>
            <office:change-info>
              <dc:creator>Ray Lischner</dc:creator>
              <dc:date>2020-05-01T11:19:04</dc:date>
            </office:change-info>
          </text:insertion>
        </text:changed-region>
        <text:changed-region xml:id="ct93959901636224" text:id="ct93959901636224">
          <text:insertion>
            <office:change-info>
              <dc:creator>Ray Lischner</dc:creator>
              <dc:date>2020-05-01T11:18:49</dc:date>
            </office:change-info>
          </text:insertion>
        </text:changed-region>
        <text:changed-region xml:id="ct93959845657856" text:id="ct93959845657856">
          <text:deletion>
            <office:change-info>
              <dc:creator>Ray Lischner</dc:creator>
              <dc:date>2020-05-01T10:58:28</dc:date>
            </office:change-info>
            <text:p text:style-name="P7">#include &lt;vector&gt;</text:p>
          </text:deletion>
        </text:changed-region>
        <text:changed-region xml:id="ct93959823859648" text:id="ct93959823859648">
          <text:insertion>
            <office:change-info>
              <dc:creator>Ray Lischner</dc:creator>
              <dc:date>2020-05-01T10:58:28</dc:date>
            </office:change-info>
          </text:insertion>
        </text:changed-region>
        <text:changed-region xml:id="ct93959936688512" text:id="ct93959936688512">
          <text:insertion>
            <office:change-info>
              <dc:creator>Ray Lischner</dc:creator>
              <dc:date>2020-05-01T11:20:37</dc:date>
            </office:change-info>
          </text:insertion>
        </text:changed-region>
        <text:changed-region xml:id="ct93960001726992" text:id="ct93960001726992">
          <text:deletion>
            <office:change-info>
              <dc:creator>Ray Lischner</dc:creator>
              <dc:date>2020-05-01T11:20:43</dc:date>
            </office:change-info>
            <text:p text:style-name="Code">.begin(), vec.end()</text:p>
          </text:deletion>
        </text:changed-region>
        <text:changed-region xml:id="ct93959896922112" text:id="ct93959896922112">
          <text:insertion>
            <office:change-info>
              <dc:creator>Ray Lischner</dc:creator>
              <dc:date>2020-05-01T11:18:44</dc:date>
            </office:change-info>
          </text:insertion>
        </text:changed-region>
        <text:changed-region xml:id="ct93959810528800" text:id="ct93959810528800">
          <text:deletion>
            <office:change-info>
              <dc:creator>Ray Lischner</dc:creator>
              <dc:date>2020-05-01T11:21:09</dc:date>
            </office:change-info>
            <text:p text:style-name="Body_20_Text_20_Cont"><text:span text:style-name="T1">file</text:span></text:p>
          </text:deletion>
        </text:changed-region>
        <text:changed-region xml:id="ct93959832279360" text:id="ct93959832279360">
          <text:insertion>
            <office:change-info>
              <dc:creator>Ray Lischner</dc:creator>
              <dc:date>2020-05-01T11:21:10</dc:date>
            </office:change-info>
          </text:insertion>
        </text:changed-region>
        <text:changed-region xml:id="ct93959892917952" text:id="ct93959892917952">
          <text:deletion>
            <office:change-info>
              <dc:creator>Ray Lischner</dc:creator>
              <dc:date>2020-05-01T11:21:21</dc:date>
            </office:change-info>
            <text:p text:style-name="Body_20_Text_20_Cont"><text:span text:style-name="Code_20_Inline"><text:span text:style-name="T3">.hpp, using only inline functions (so you don’t have to compile a separate sequence.cpp source file)</text:span></text:span></text:p>
          </text:deletion>
        </text:changed-region>
        <text:changed-region xml:id="ct93959845113568" text:id="ct93959845113568">
          <text:deletion>
            <office:change-info>
              <dc:creator>Ray Lischner</dc:creator>
              <dc:date>2020-05-01T11:18:03</dc:date>
            </office:change-info>
            <text:p text:style-name="Code_20_Caption">The Main</text:p>
          </text:deletion>
        </text:changed-region>
        <text:changed-region xml:id="ct93959999094080" text:id="ct93959999094080">
          <text:insertion>
            <office:change-info>
              <dc:creator>Ray Lischner</dc:creator>
              <dc:date>2020-05-01T11:18:03</dc:date>
            </office:change-info>
          </text:insertion>
        </text:changed-region>
        <text:changed-region xml:id="ct93959958797664" text:id="ct93959958797664">
          <text:deletion>
            <office:change-info>
              <dc:creator>Ray Lischner</dc:creator>
              <dc:date>2020-05-01T10:58:28</dc:date>
            </office:change-info>
            <text:p text:style-name="P7">#include &lt;algorithm&gt;</text:p>
          </text:deletion>
        </text:changed-region>
        <text:changed-region xml:id="ct93959969183296" text:id="ct93959969183296">
          <text:insertion>
            <office:change-info>
              <dc:creator>Ray Lischner</dc:creator>
              <dc:date>2020-05-01T10:58:28</dc:date>
            </office:change-info>
          </text:insertion>
        </text:changed-region>
        <text:changed-region xml:id="ct93959917400416" text:id="ct93959917400416">
          <text:deletion>
            <office:change-info>
              <dc:creator>Ray Lischner</dc:creator>
              <dc:date>2020-05-01T10:58:28</dc:date>
            </office:change-info>
            <text:p text:style-name="P7">#include &lt;iostream&gt;</text:p>
          </text:deletion>
        </text:changed-region>
        <text:changed-region xml:id="ct93959959031120" text:id="ct93959959031120">
          <text:insertion>
            <office:change-info>
              <dc:creator>Ray Lischner</dc:creator>
              <dc:date>2020-05-01T10:58:28</dc:date>
            </office:change-info>
          </text:insertion>
        </text:changed-region>
        <text:changed-region xml:id="ct93959942967008" text:id="ct93959942967008">
          <text:deletion>
            <office:change-info>
              <dc:creator>Ray Lischner</dc:creator>
              <dc:date>2020-05-01T10:58:28</dc:date>
            </office:change-info>
            <text:p text:style-name="P7">#include &lt;iterator&gt;</text:p>
          </text:deletion>
        </text:changed-region>
        <text:changed-region xml:id="ct93959895839072" text:id="ct93959895839072">
          <text:insertion>
            <office:change-info>
              <dc:creator>Ray Lischner</dc:creator>
              <dc:date>2020-05-01T10:58:28</dc:date>
            </office:change-info>
          </text:insertion>
        </text:changed-region>
        <text:changed-region xml:id="ct93960032741440" text:id="ct93960032741440">
          <text:deletion>
            <office:change-info>
              <dc:creator>Ray Lischner</dc:creator>
              <dc:date>2020-05-01T10:58:28</dc:date>
            </office:change-info>
            <text:p text:style-name="P7">#include &lt;vector&gt;</text:p>
          </text:deletion>
        </text:changed-region>
        <text:changed-region xml:id="ct93959832036448" text:id="ct93959832036448">
          <text:insertion>
            <office:change-info>
              <dc:creator>Ray Lischner</dc:creator>
              <dc:date>2020-05-01T10:58:28</dc:date>
            </office:change-info>
          </text:insertion>
        </text:changed-region>
        <text:changed-region xml:id="ct93959958108448" text:id="ct93959958108448">
          <text:deletion>
            <office:change-info>
              <dc:creator>Ray Lischner</dc:creator>
              <dc:date>2020-05-01T10:58:28</dc:date>
            </office:change-info>
            <text:p text:style-name="P7">#include "sequence.hpp"</text:p>
          </text:deletion>
        </text:changed-region>
        <text:changed-region xml:id="ct93959946837792" text:id="ct93959946837792">
          <text:insertion>
            <office:change-info>
              <dc:creator>Ray Lischner</dc:creator>
              <dc:date>2020-05-01T10:58:28</dc:date>
            </office:change-info>
          </text:insertion>
        </text:changed-region>
        <text:changed-region xml:id="ct93959994127360" text:id="ct93959994127360">
          <text:insertion>
            <office:change-info>
              <dc:creator>Ray Lischner</dc:creator>
              <dc:date>2020-05-01T11:20:48</dc:date>
            </office:change-info>
          </text:insertion>
        </text:changed-region>
        <text:changed-region xml:id="ct93959896090800" text:id="ct93959896090800">
          <text:deletion>
            <office:change-info>
              <dc:creator>Ray Lischner</dc:creator>
              <dc:date>2020-05-01T11:20:54</dc:date>
            </office:change-info>
            <text:p text:style-name="Code">.begin(), data.end()</text:p>
          </text:deletion>
        </text:changed-region>
        <text:changed-region xml:id="ct93959837498064" text:id="ct93959837498064">
          <text:insertion>
            <office:change-info>
              <dc:creator>Ray Lischner</dc:creator>
              <dc:date>2020-05-01T11:18:15</dc:date>
            </office:change-info>
          </text:insertion>
        </text:changed-region>
        <text:changed-region xml:id="ct93959898118416" text:id="ct93959898118416">
          <text:deletion>
            <office:change-info>
              <dc:creator>Ray Lischner</dc:creator>
              <dc:date>2020-05-01T11:18:19</dc:date>
            </office:change-info>
            <text:p text:style-name="Code">.begin(), data.end()</text:p>
          </text:deletion>
        </text:changed-region>
        <text:changed-region xml:id="ct93959920723376" text:id="ct93959920723376">
          <text:deletion>
            <office:change-info>
              <dc:creator>Ray Lischner</dc:creator>
              <dc:date>2020-05-01T11:18:26</dc:date>
            </office:change-info>
            <text:p text:style-name="Code"><text:span text:style-name="T10"/></text:p>
            <text:p text:style-name="Code"><text:span text:style-name="T10"><text:s text:c="12"/></text:span></text:p>
          </text:deletion>
        </text:changed-region>
        <text:changed-region xml:id="ct93959925073392" text:id="ct93959925073392">
          <text:insertion>
            <office:change-info>
              <dc:creator>Ray Lischner</dc:creator>
              <dc:date>2020-05-01T11:18:26</dc:date>
            </office:change-info>
          </text:insertion>
        </text:changed-region>
        <text:changed-region xml:id="ct93959839374544" text:id="ct93959839374544">
          <text:insertion>
            <office:change-info>
              <dc:creator>Ray Lischner</dc:creator>
              <dc:date>2020-05-01T11:22:58</dc:date>
            </office:change-info>
          </text:insertion>
        </text:changed-region>
        <text:changed-region xml:id="ct93959837775216" text:id="ct93959837775216">
          <text:deletion>
            <office:change-info>
              <dc:creator>Ray Lischner</dc:creator>
              <dc:date>2020-05-01T11:23:04</dc:date>
            </office:change-info>
            <text:p text:style-name="Code_20_Caption"><text:span text:style-name="Code_20_Inline">.hpp</text:span></text:p>
          </text:deletion>
        </text:changed-region>
        <text:changed-region xml:id="ct93959936007056" text:id="ct93959936007056">
          <text:insertion>
            <office:change-info>
              <dc:creator>Ray Lischner</dc:creator>
              <dc:date>2020-05-01T11:23:06</dc:date>
            </office:change-info>
          </text:insertion>
        </text:changed-region>
        <text:changed-region xml:id="ct93959967537056" text:id="ct93959967537056">
          <text:deletion>
            <office:change-info>
              <dc:creator>Ray Lischner</dc:creator>
              <dc:date>2020-05-01T11:23:06</dc:date>
            </office:change-info>
            <text:p text:style-name="Code_20_Caption"><text:span text:style-name="T20">File</text:span></text:p>
          </text:deletion>
        </text:changed-region>
        <text:changed-region xml:id="ct93959844193216" text:id="ct93959844193216">
          <text:deletion>
            <office:change-info>
              <dc:creator>Ray Lischner</dc:creator>
              <dc:date>2020-05-01T11:21:48</dc:date>
            </office:change-info>
            <text:p text:style-name="Code">#ifndef SEQUENCE_HPP_</text:p>
            <text:p text:style-name="Code">#define SEQUENCE_HPP_</text:p>
          </text:deletion>
        </text:changed-region>
        <text:changed-region xml:id="ct93960033690384" text:id="ct93960033690384">
          <text:insertion>
            <office:change-info>
              <dc:creator>Ray Lischner</dc:creator>
              <dc:date>2020-05-01T11:21:53</dc:date>
            </office:change-info>
          </text:insertion>
        </text:changed-region>
        <text:changed-region xml:id="ct93959915173184" text:id="ct93959915173184">
          <text:deletion>
            <office:change-info>
              <dc:creator>Ray Lischner</dc:creator>
              <dc:date>2020-05-01T11:21:48</dc:date>
            </office:change-info>
            <text:p text:style-name="P10"/>
            <text:p text:style-name="P10"/>
          </text:deletion>
        </text:changed-region>
        <text:changed-region xml:id="ct93960001491920" text:id="ct93960001491920">
          <text:insertion>
            <office:change-info>
              <dc:creator>Ray Lischner</dc:creator>
              <dc:date>2020-05-01T11:22:02</dc:date>
            </office:change-info>
          </text:insertion>
        </text:changed-region>
        <text:changed-region xml:id="ct93959968443008" text:id="ct93959968443008">
          <text:insertion>
            <office:change-info>
              <dc:creator>Ray Lischner</dc:creator>
              <dc:date>2020-05-01T11:22:09</dc:date>
            </office:change-info>
          </text:insertion>
        </text:changed-region>
        <text:changed-region xml:id="ct93959837411856" text:id="ct93959837411856">
          <text:insertion>
            <office:change-info>
              <dc:creator>Ray Lischner</dc:creator>
              <dc:date>2020-05-01T11:22:12</dc:date>
            </office:change-info>
          </text:insertion>
        </text:changed-region>
        <text:changed-region xml:id="ct93959896134416" text:id="ct93959896134416">
          <text:insertion>
            <office:change-info>
              <dc:creator>Ray Lischner</dc:creator>
              <dc:date>2020-05-01T11:22:15</dc:date>
            </office:change-info>
          </text:insertion>
        </text:changed-region>
        <text:changed-region xml:id="ct93959899748608" text:id="ct93959899748608">
          <text:deletion>
            <office:change-info>
              <dc:creator>Ray Lischner</dc:creator>
              <dc:date>2020-05-01T11:22:25</dc:date>
            </office:change-info>
            <text:p text:style-name="Code"/>
            <text:p text:style-name="Code"/>
            <text:p text:style-name="Code">#endi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3959938365168"/>E X P L O R A T I O N <text:s/><text:span text:style-name="T17">4</text:span><text:span text:style-name="T18">4</text:span></text:p>
      <text:p text:style-name="P4"/>
      <text:p text:style-name="P5"></text:p>
      <text:p text:style-name="P3"><text:change-end text:change-id="ct93959938365168"/><office:annotation office:name="__Annotation__5068_1754316223" loext:resolved="false"><dc:creator>Michael Thomas</dc:creator><dc:date>2020-04-04T09:23:05.260000000</dc:date><text:p text:style-name="P11"><text:span text:style-name="T23">Good clean chapter. <text:s/>The document is easy to read and understand.</text:span></text:p>

<text:p text:style-name="P11"><text:span text:style-name="T23"/></text:p>

<text:p text:style-name="P11"><text:span text:style-name="T23">I am running Windows 10 and Visual Studio 2019 16.6.0 Preview 2.1.</text:span></text:p>

<text:p text:style-name="P11"><text:span text:style-name="T23"/></text:p>

<text:p text:style-name="P11"><text:span text:style-name="T23">All links in the chapter work.</text:span></text:p>

</office:annotation>Function Objects<office:annotation-end office:name="__Annotation__5068_1754316223"/></text:p>
      <text:p text:style-name="Body_20_Text_20_First">Classes have many, many uses in C++ programs. This Exploration introduces one powerful use of classes to replace functions. This style of programming is especially useful with the standard algorithms.</text:p>
      <text:h text:style-name="Heading_20_1" text:outline-level="1"><text:bookmark-start text:name="fun1"/>The Function Call Operator</text:h>
      <text:p text:style-name="Body_20_Text_20_First"><office:annotation office:name="__Annotation__637_403379168" loext:resolved="false"><dc:creator>Michael Thomas</dc:creator><dc:date>2020-04-05T08:19:38.610000000</dc:date><text:p text:style-name="P11"><text:span text:style-name="T26">With all of the code segments in different files, it would be great if there were complete examples in an online source repository for the reader.</text:span></text:p>

<text:p text:style-name="P11"><text:span text:style-name="T26"/></text:p>

<text:p text:style-name="P11"><text:span text:style-name="T26">The code samples are also spread across different files in different chapters.</text:span></text:p>

</office:annotation>The first step<office:annotation-end office:name="__Annotation__637_403379168"/> is to take a look at an unusual “operator,” the function call operator, which lets an object behave as a function. Overload this operator the same way you would any other. Its name is <text:span text:style-name="Code_20_Inline">operator()</text:span>. It takes any number of parameters and can have any return type. Listing 44-1 shows another iteration of the <text:span text:style-name="Code_20_Inline">generate_id</text:span> class (last seen in Listing 41-5), this time replacing the <text:span text:style-name="Code_20_Inline">next()</text:span> member function with the function call operator. In this case, the function has no parameters, so the first set of empty parentheses is the operator name<text:span text:style-name="T1">,</text:span> and the second set is the empty parameter list.</text:p>
      <text:p text:style-name="Code_20_Caption"><text:change-start text:change-id="ct93959899036352"/><text:span text:style-name="T8"><text:hidden-text text:condition="ooow:" text:string-value=".hpp" text:is-hidden="true"/></text:span><text:change-end text:change-id="ct93959899036352"/><office:annotation office:name="__Annotation__636_403379168" loext:resolved="false"><dc:creator>Michael Thomas</dc:creator><dc:date>2020-04-05T08:18:29.900000000</dc:date><text:p text:style-name="P11"><text:span text:style-name="T25">Listing is titled 42-1. Should it be 44-1.</text:span></text:p>

<text:p text:style-name="P11"><text:span text:style-name="T25"/></text:p>

<text:p text:style-name="P11"><text:span text:style-name="T25">Also, what is the filename?</text:span></text:p>

</office:annotation><text:span text:style-name="T8">Listing 4</text:span><text:change-start text:change-id="ct93959925452928"/><text:span text:style-name="T9">4</text:span><text:change-end text:change-id="ct93959925452928"/><text:change text:change-id="ct93959842686480"/><text:span text:style-name="T8">-1.</text:span><office:annotation-end office:name="__Annotation__636_403379168"/> Rewriting <text:span text:style-name="Code_20_Inline">generate_id</text:span> to Use the Function Call Operator</text:p>
      <text:p text:style-name="P2"><text:change text:change-id="ct93959968340160"/><text:change-start text:change-id="ct93959843077088"/><text:span text:style-name="T18">export module </text:span><text:span text:style-name="T19">generate_</text:span><text:span text:style-name="T18">id;</text:span><text:change-end text:change-id="ct93959843077088"/><text:change-start text:change-id="ct93959907580976"/></text:p>
      <text:p text:style-name="Code"><text:change-end text:change-id="ct93959907580976"/>/// Class for generating a unique ID number.</text:p>
      <text:p text:style-name="Code"><text:change-start text:change-id="ct93959820513088"/><text:span text:style-name="T18">export </text:span><text:change-end text:change-id="ct93959820513088"/>class generate_id</text:p>
      <text:p text:style-name="Code">{</text:p>
      <text:p text:style-name="Code">public:</text:p>
      <text:p text:style-name="Code"><text:soft-page-break/><text:span text:style-name="T10"><text:s text:c="2"/></text:span>generate_id() : counter_{0} {}</text:p>
      <text:p text:style-name="Code"><text:span text:style-name="T10"><text:s text:c="2"/></text:span>long operator()();</text:p>
      <text:p text:style-name="Code">private:</text:p>
      <text:p text:style-name="Code"><text:span text:style-name="T10"><text:s text:c="2"/></text:span>short counter_;</text:p>
      <text:p text:style-name="Code"><text:span text:style-name="T10"><text:s text:c="2"/></text:span>static short prefix_;</text:p>
      <text:p text:style-name="Code"><text:span text:style-name="T10"><text:s text:c="2"/></text:span>static short const<text:change-start text:change-id="ct93959957679760"/><text:span text:style-name="T19">expr</text:span><text:change-end text:change-id="ct93959957679760"/> max_counter_{32767};</text:p>
      <text:p text:style-name="Code">};<text:change text:change-id="ct93959964339520"/></text:p>
      <text:p text:style-name="Body_20_Text_20_Cont"><text:span text:style-name="T1">Listing 44-2 displays the implementation of the function call operator (and </text:span><text:span text:style-name="Code_20_Inline"><text:span text:style-name="T1">prefix_</text:span></text:span><text:span text:style-name="T1">, which also requires a definition).</text:span></text:p>
      <text:p text:style-name="Code_20_Caption"><text:change-start text:change-id="ct93959915553168"/><text:span text:style-name="T8"><text:hidden-text text:condition="ooow:" text:string-value="generate_id.cpp" text:is-hidden="true"/></text:span><text:change-end text:change-id="ct93959915553168"/><text:span text:style-name="T8">Listing 44-2.</text:span> Implementation of the <text:span text:style-name="Code_20_Inline">generate_id</text:span> Function Call Operator</text:p>
      <text:p text:style-name="Code"><text:change text:change-id="ct93959965635664"/><text:change-start text:change-id="ct93959958719776"/><text:span text:style-name="T18">module </text:span><text:span text:style-name="T19">generate_</text:span><text:span text:style-name="T18">id;</text:span><text:change-end text:change-id="ct93959958719776"/></text:p>
      <text:p text:style-name="Code"/>
      <text:p text:style-name="Code">short generate_id::prefix_{1};</text:p>
      <text:p text:style-name="Code"/>
      <text:p text:style-name="Code">long generate_id::operator()()</text:p>
      <text:p text:style-name="Code">{</text:p>
      <text:p text:style-name="Code"><text:span text:style-name="T10"><text:s text:c="2"/></text:span>if (counter_ == max_counter_)</text:p>
      <text:p text:style-name="Code"><text:span text:style-name="T10"><text:s text:c="4"/></text:span>counter_ = 0;</text:p>
      <text:p text:style-name="Code"><text:span text:style-name="T10"><text:s text:c="2"/></text:span>else</text:p>
      <text:p text:style-name="Code"><text:span text:style-name="T10"><text:s text:c="4"/></text:span>++counter_;</text:p>
      <text:p text:style-name="Code"><text:span text:style-name="T10"><text:s text:c="2"/></text:span>return static_cast&lt;long&gt;(prefix_) * (max_counter_ + 1) + counter_;</text:p>
      <text:p text:style-name="Code">}</text:p>
      <text:p text:style-name="Body_20_Text_20_Cont"><text:span text:style-name="T1">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44-3 shows a sample program that uses a </text:span><text:span text:style-name="Code_20_Inline"><text:span text:style-name="T1">generate_id</text:span></text:span><text:span text:style-name="T1"> function call operator to generate ID codes for new library works. (Remember the </text:span><text:span text:style-name="Code_20_Inline"><text:span text:style-name="T1">work</text:span></text:span><text:span text:style-name="T1"> class from Exploration 3</text:span><text:change-start text:change-id="ct93959967513360"/><text:span text:style-name="T5">9</text:span><text:change-end text:change-id="ct93959967513360"/><text:change text:change-id="ct93959940995200"/><text:span text:style-name="T1">? Collect </text:span><text:span text:style-name="Code_20_Inline"><text:span text:style-name="T1">work</text:span></text:span><text:span text:style-name="T1"> and its derived classes into a single </text:span><text:change-start text:change-id="ct93959837254992"/><text:span text:style-name="T4">module </text:span><text:change-end text:change-id="ct93959837254992"/><text:span text:style-name="T1">file</text:span><text:change text:change-id="ct93959945842080"/><text:change-start text:change-id="ct93959909574320"/><text:span text:style-name="T1"> </text:span><text:change-end text:change-id="ct93959909574320"/><text:change-start text:change-id="ct93959985474720"/><text:span text:style-name="T4">and</text:span><text:change-end text:change-id="ct93959985474720"/><text:span text:style-name="T1"> add the necessary </text:span><text:change text:change-id="ct93959950193360"/><text:span text:style-name="Code_20_Inline"><text:span text:style-name="T1">i</text:span></text:span><text:change-start text:change-id="ct93959933088704"/><text:span text:style-name="Code_20_Inline"><text:span text:style-name="T4">mport</text:span></text:span><text:change-end text:change-id="ct93959933088704"/><text:change text:change-id="ct93959896315584"/><text:span text:style-name="T1"> d</text:span><text:change-start text:change-id="ct93959912533184"/><text:span text:style-name="T4">eclaration</text:span><text:change-end text:change-id="ct93959912533184"/><text:change text:change-id="ct93959892158704"/><text:span text:style-name="T1">s</text:span><text:change text:change-id="ct93959915201808"/><text:span text:style-name="T1">. Call the </text:span><text:change-start text:change-id="ct93959962050320"/><text:span text:style-name="T4">module</text:span><text:change-end text:change-id="ct93959962050320"/><text:change text:change-id="ct93960002583824"/><text:span text:style-name="T1"> </text:span><text:span text:style-name="Code_20_Inline"><text:span text:style-name="T1">library</text:span></text:span><text:change text:change-id="ct93959971669872"/><text:change text:change-id="ct93959840923136"/><text:change text:change-id="ct93959967659472"/><text:span text:style-name="T1">. Or download a complete </text:span><text:span text:style-name="Code_20_Inline"><text:span text:style-name="T1">library.</text:span></text:span><text:change-start text:change-id="ct93960002784592"/><text:span text:style-name="Code_20_Inline"><text:span text:style-name="T4">c</text:span></text:span><text:change-end text:change-id="ct93960002784592"/><text:change text:change-id="ct93959819367184"/><text:span text:style-name="Code_20_Inline"><text:span text:style-name="T1">pp</text:span></text:span><text:span text:style-name="T1"> </text:span><office:annotation office:name="__Annotation__650_403379168" loext:resolved="false"><dc:creator>Michael Thomas</dc:creator><dc:date>2020-04-05T08:21:59.640000000</dc:date><text:p text:style-name="P11"><text:span text:style-name="T24">Please provide a link.</text:span></text:p>

</office:annotation><text:span text:style-name="T1">from the book’s web site</text:span><office:annotation-end office:name="__Annotation__650_403379168"/><text:span text:style-name="T1">.) Assume that </text:span><text:span text:style-name="Code_20_Inline"><text:span text:style-name="T1">int_to_id</text:span></text:span><text:span text:style-name="T1"> converts an integer identification into the string format that </text:span><text:span text:style-name="Code_20_Inline"><text:span text:style-name="T1">work</text:span></text:span><text:span text:style-name="T1"> requires</text:span><text:change-start text:change-id="ct93959926731360"/><text:span text:style-name="T1">, </text:span><text:span text:style-name="T7">e.g., it calls </text:span><text:span text:style-name="Code_20_Inline"><text:span text:style-name="T7">std::to_string()</text:span></text:span><text:change-end text:change-id="ct93959926731360"/><text:change text:change-id="ct93959962189584"/><text:span text:style-name="T1">.</text:span></text:p>
      <text:p text:style-name="Code_20_Caption"><text:span text:style-name="T8">Listing 44-3.</text:span> Using a <text:span text:style-name="Code_20_Inline">generate_id</text:span> Object’s Function Call Operator</text:p>
      <text:p text:style-name="P7"><text:change text:change-id="ct93959848144784"/><text:change-start text:change-id="ct93960035313344"/><text:soft-page-break/>import &lt;iostream&gt;;<text:change-end text:change-id="ct93960035313344"/></text:p>
      <text:p text:style-name="Code"/>
      <text:p text:style-name="P7"><text:change text:change-id="ct93959971769360"/><text:change-start text:change-id="ct93959821761296"/>import generate_id;<text:change-end text:change-id="ct93959821761296"/></text:p>
      <text:p text:style-name="P7"><text:change text:change-id="ct93960035463632"/><text:change-start text:change-id="ct93959891753312"/>import library;<text:change-end text:change-id="ct93959891753312"/></text:p>
      <text:p text:style-name="Code"><text:change text:change-id="ct93959821646592"/></text:p>
      <text:p text:style-name="Code"/>
      <text:p text:style-name="Code">bool get_movie(std::string&amp; title, int&amp; runtime)</text:p>
      <text:p text:style-name="Code">{</text:p>
      <text:p text:style-name="Code"><text:span text:style-name="T10"><text:s text:c="2"/></text:span>std::cout &lt;&lt; "Movie title: ";</text:p>
      <text:p text:style-name="Code"><text:span text:style-name="T10"><text:s text:c="2"/></text:span>if (not std::getline(std::cin, title))</text:p>
      <text:p text:style-name="Code"><text:span text:style-name="T10"><text:s text:c="4"/></text:span>return false;</text:p>
      <text:p text:style-name="Code"><text:span text:style-name="T10"><text:s text:c="2"/></text:span>std::cout &lt;&lt; "Runtime (minutes): ";</text:p>
      <text:p text:style-name="Code"><text:span text:style-name="T10"><text:s text:c="2"/></text:span>if (not (std::cin &gt;&gt; runtime))</text:p>
      <text:p text:style-name="Code"><text:span text:style-name="T10"><text:s text:c="4"/></text:span>return false;</text:p>
      <text:p text:style-name="Code"><text:span text:style-name="T10"><text:s text:c="2"/></text:span>return true;</text:p>
      <text:p text:style-name="Code">}</text:p>
      <text:p text:style-name="Code"/>
      <text:p text:style-name="Code">int main()</text:p>
      <text:p text:style-name="Code">{</text:p>
      <text:p text:style-name="Code"><text:span text:style-name="T10"><text:s text:c="2"/></text:span>generate_id gen{}; <text:s text:c="10"/>// Create an ID generator</text:p>
      <text:p text:style-name="Code"><text:span text:style-name="T10"><text:s text:c="2"/></text:span>std::string title{};</text:p>
      <text:p text:style-name="Code"><text:span text:style-name="T10"><text:s text:c="2"/></text:span>int runtime{};</text:p>
      <text:p text:style-name="Code"><text:span text:style-name="T10"><text:s text:c="2"/></text:span>while (get_movie(title, runtime))</text:p>
      <text:p text:style-name="Code"><text:span text:style-name="T10"><text:s text:c="2"/></text:span>{</text:p>
      <text:p text:style-name="Code"><text:span text:style-name="T10"><text:s text:c="4"/></text:span>movie m(int_to_id(gen()), title, runtime);</text:p>
      <text:p text:style-name="Code"><text:span text:style-name="T10"><text:s text:c="4"/></text:span><text:change text:change-id="ct93959992498320"/><text:change-start text:change-id="ct93959923509072"/><text:span text:style-name="T15">std::cout &lt;&lt; "new movie: " </text:span><text:change-end text:change-id="ct93959923509072"/><text:change-start text:change-id="ct93959908139424"/><text:span text:style-name="T15">&lt;&lt; </text:span><text:change-end text:change-id="ct93959908139424"/><text:change text:change-id="ct93959821358352"/>m<text:change text:change-id="ct93959901180800"/><text:change-start text:change-id="ct93959948750112"/> <text:span text:style-name="T22">&lt;&lt; '\n'</text:span><text:change-end text:change-id="ct93959948750112"/>;</text:p>
      <text:p text:style-name="Code"><text:span text:style-name="T10"><text:s text:c="2"/></text:span>}</text:p>
      <text:p text:style-name="Code">}</text:p>
      <text:h text:style-name="Heading_20_1" text:outline-level="1"><text:bookmark-start text:name="fun2"/><text:bookmark-end text:name="fun1"/>Function Objects</text:h>
      <text:p text:style-name="Body_20_Text_20_First">A <text:span text:style-name="Emphasis"><text:span text:style-name="T12">function object</text:span></text:span> or <text:span text:style-name="Emphasis"><text:span text:style-name="T12">functor</text:span></text:span> is an object of class type for a class that overloads the function call operator. Informally, programmers sometimes also speak of the class as a “function object,” with the understanding that the actual function objects are the variables defined with that class type.</text:p>
      <text:p text:style-name="Body_20_Text_20_Cont">C++ 03 programs often used functors, but C++ 11 has lambdas, which are much easier to read and write. (Recall lambdas from Exploration 23?) So what do functors offer that lambdas lack? To answer that question, consider the following problem.</text:p>
      <text:p text:style-name="Body_20_Text_20_Cont"><text:span text:style-name="T1">Suppose you need a vector that contains integers of increasing value. For example, a vector of size 10 would contain the values 1, 2, 3, ..., 8, 9, 10. The </text:span><text:span text:style-name="Code_20_Inline"><text:span text:style-name="T1">std::generate</text:span></text:span><text:span text:style-name="T1"> algorithm takes an iterator range and calls a function or functor for each element of the range, assigning the result of the functor to successive elements. </text:span><text:span text:style-name="Strong_20_Emphasis"><text:span text:style-name="T1">Write a lambda to use as the final argument to </text:span></text:span><text:span text:style-name="Code_20_Inline"><text:span text:style-name="T2">std::generate</text:span></text:span><text:span text:style-name="Strong_20_Emphasis"><text:span text:style-name="T1">.</text:span></text:span><text:span text:style-name="T1"> (Construct a vector of a specific </text:span><text:soft-page-break/><text:span text:style-name="T1">size by passing the desired size to a constructor. Remember to use parentheses instead of curly braces to call the right constructor.) Compare your solution with mine in Listing 44-4.</text:span></text:p>
      <text:p text:style-name="Code_20_Caption"><text:span text:style-name="T8">Listing 44-4.</text:span> <text:change text:change-id="ct93959945807776"/><text:change-start text:change-id="ct93959923578704"/><text:span text:style-name="T16">A</text:span><text:change-end text:change-id="ct93959923578704"/> <text:change text:change-id="ct93959945468896"/>Program for Generating Successive Integers</text:p>
      <text:p text:style-name="P7"><text:change text:change-id="ct93959922648544"/><text:change-start text:change-id="ct93959918933728"/>import &lt;algorithm&gt;;<text:change-end text:change-id="ct93959918933728"/><text:change-start text:change-id="ct93959993991472"/></text:p>
      <text:p text:style-name="P8">import &lt;iostream&gt;;<text:change-end text:change-id="ct93959993991472"/><text:change-start text:change-id="ct93959901636224"/></text:p>
      <text:p text:style-name="P8">import &lt;iterator&gt;;<text:change-end text:change-id="ct93959901636224"/></text:p>
      <text:p text:style-name="P7"><text:change text:change-id="ct93959845657856"/><text:change-start text:change-id="ct93959823859648"/>import &lt;vector&gt;;<text:change-end text:change-id="ct93959823859648"/></text:p>
      <text:p text:style-name="Code"/>
      <text:p text:style-name="Code">int main()</text:p>
      <text:p text:style-name="Code">{</text:p>
      <text:p text:style-name="Code"><text:span text:style-name="T10"><text:s text:c="2"/></text:span>std::vector&lt;int&gt; vec(10);</text:p>
      <text:p text:style-name="Code"><text:span text:style-name="T10"><text:s text:c="2"/></text:span>int state;</text:p>
      <text:p text:style-name="Code"><text:span text:style-name="T10"><text:s text:c="2"/></text:span>std::<text:change-start text:change-id="ct93959936688512"/><text:span text:style-name="T20">ranges::</text:span><text:change-end text:change-id="ct93959936688512"/>generate(vec<text:change text:change-id="ct93960001726992"/>, [&amp;state]() { return ++state; });</text:p>
      <text:p text:style-name="P10"><text:change-start text:change-id="ct93959896922112"/><text:span text:style-name="T10"><text:s text:c="2"/></text:span>// Print the resulting integers, one per line.</text:p>
      <text:p text:style-name="P10"><text:span text:style-name="T10"><text:s text:c="2"/></text:span>std::<text:span text:style-name="T20">ranges::</text:span>copy(<text:span text:style-name="T14">vec</text:span>,<text:span text:style-name="T10"> </text:span>std::ostream_iterator&lt;int&gt;(std::cout, "\n"));</text:p>
      <text:p text:style-name="P10"><text:change-end text:change-id="ct93959896922112"/>}</text:p>
      <text:p text:style-name="Body_20_Text_20_Cont"><text:span text:style-name="T1">Okay, that was easy, but the solution is not very general. The lambda cannot be reused anywhere else. It needs the </text:span><text:span text:style-name="Code_20_Inline"><text:span text:style-name="T1">state</text:span></text:span><text:span text:style-name="T1"> variable, and you can have only one such lambda per state variable. Can you think of a way to write a lambda such that you can have more than one generator, each with its own state? That’s much harder to do with lambdas, but easy with functors.</text:span><text:span text:style-name="T13">Write a functor class to generate successive integers, so the functor can be used with the </text:span><text:span text:style-name="Code_20_Inline"><text:span text:style-name="T2">generate</text:span></text:span><text:span text:style-name="T13"> algorithm.</text:span><text:span text:style-name="T1"> Name the class </text:span><text:span text:style-name="Code_20_Inline"><text:span text:style-name="T1">sequence</text:span></text:span><text:span text:style-name="T1">. The constructor takes two arguments: the first specifies the initial value of the sequence, and the second is the increment. Each time you call the function call operator, it returns the generator value, then increments that value, which will be the value returned on the next invocation of the function call operator. Listing 44-5 shows the main program. Write your solution in a separate </text:span><text:change text:change-id="ct93959810528800"/><text:change-start text:change-id="ct93959832279360"/><text:span text:style-name="T6">module</text:span><text:change-end text:change-id="ct93959832279360"/><text:span text:style-name="T1">,</text:span><text:span text:style-name="WW-Default_20_Paragraph_20_Font"><text:span text:style-name="T1"> </text:span></text:span><text:span text:style-name="Code_20_Inline"><text:span text:style-name="T3">sequence</text:span></text:span><text:change text:change-id="ct93959892917952"/><text:span text:style-name="T1">.</text:span></text:p>
      <text:p text:style-name="Code_20_Caption"><text:span text:style-name="T8">Listing 44-5.</text:span> <text:change text:change-id="ct93959845113568"/><text:change-start text:change-id="ct93959999094080"/><text:span text:style-name="T16">Another</text:span><text:change-end text:change-id="ct93959999094080"/> Program for Generating Successive Integers</text:p>
      <text:p text:style-name="P7"><text:change text:change-id="ct93959958797664"/><text:change-start text:change-id="ct93959969183296"/>import &lt;algorithm&gt;;<text:change-end text:change-id="ct93959969183296"/></text:p>
      <text:p text:style-name="P7"><text:change text:change-id="ct93959917400416"/><text:change-start text:change-id="ct93959959031120"/>import &lt;iostream&gt;;<text:change-end text:change-id="ct93959959031120"/></text:p>
      <text:p text:style-name="P7"><text:change text:change-id="ct93959942967008"/><text:change-start text:change-id="ct93959895839072"/>import &lt;iterator&gt;;<text:change-end text:change-id="ct93959895839072"/></text:p>
      <text:p text:style-name="P7"><text:change text:change-id="ct93960032741440"/><text:change-start text:change-id="ct93959832036448"/>import &lt;vector&gt;;<text:change-end text:change-id="ct93959832036448"/></text:p>
      <text:p text:style-name="Code"/>
      <text:p text:style-name="P7"><text:change text:change-id="ct93959958108448"/><text:change-start text:change-id="ct93959946837792"/><text:soft-page-break/>import sequence;<text:change-end text:change-id="ct93959946837792"/></text:p>
      <text:p text:style-name="Code"/>
      <text:p text:style-name="Code">int main()</text:p>
      <text:p text:style-name="Code">{</text:p>
      <text:p text:style-name="Code"><text:span text:style-name="T10"><text:s text:c="2"/></text:span>int size{};</text:p>
      <text:p text:style-name="Code"><text:span text:style-name="T10"><text:s text:c="2"/></text:span>std::cout &lt;&lt; "How many integers do you want? ";</text:p>
      <text:p text:style-name="Code"><text:span text:style-name="T10"><text:s text:c="2"/></text:span>std::cin &gt;&gt; size;</text:p>
      <text:p text:style-name="Code"><text:span text:style-name="T10"><text:s text:c="2"/></text:span>int first{};</text:p>
      <text:p text:style-name="Code"><text:span text:style-name="T10"><text:s text:c="2"/></text:span>std::cout &lt;&lt; "What is the first integer? ";</text:p>
      <text:p text:style-name="Code"><text:span text:style-name="T10"><text:s text:c="2"/></text:span>std::cin &gt;&gt; first;</text:p>
      <text:p text:style-name="Code"><text:span text:style-name="T10"><text:s text:c="2"/></text:span>int step{};</text:p>
      <text:p text:style-name="Code"><text:span text:style-name="T10"><text:s text:c="2"/></text:span>std::cout &lt;&lt; "What is the interval between successive integers? ";</text:p>
      <text:p text:style-name="Code"><text:span text:style-name="T10"><text:s text:c="2"/></text:span>std::cin &gt;&gt; step;</text:p>
      <text:p text:style-name="P1"><text:s/></text:p>
      <text:p text:style-name="Code"><text:span text:style-name="T10"><text:s text:c="2"/></text:span>std::vector&lt;int&gt; data(size);</text:p>
      <text:p text:style-name="Code"><text:span text:style-name="T10"><text:s text:c="2"/></text:span>// Generate the integers to fill the vector.</text:p>
      <text:p text:style-name="Code"><text:span text:style-name="T10"><text:s text:c="2"/></text:span>std::<text:change-start text:change-id="ct93959994127360"/><text:span text:style-name="T20">ranges::</text:span><text:change-end text:change-id="ct93959994127360"/>generate(data<text:change text:change-id="ct93959896090800"/>, sequence(first, step));</text:p>
      <text:p text:style-name="Code"/>
      <text:p text:style-name="Code"><text:span text:style-name="T10"><text:s text:c="2"/></text:span>// Print the resulting integers, one per line.</text:p>
      <text:p text:style-name="Code"><text:span text:style-name="T10"><text:s text:c="2"/></text:span>std::<text:change-start text:change-id="ct93959837498064"/><text:span text:style-name="T20">ranges::</text:span><text:change-end text:change-id="ct93959837498064"/>copy(data<text:change text:change-id="ct93959898118416"/>,<text:change text:change-id="ct93959920723376"/><text:change-start text:change-id="ct93959925073392"/><text:span text:style-name="T10"> </text:span><text:change-end text:change-id="ct93959925073392"/>std::ostream_iterator&lt;int&gt;(std::cout, "\n"));</text:p>
      <text:p text:style-name="Code">}</text:p>
      <text:p text:style-name="Body_20_Text_20_Cont">Compare your solution with mine, shown in Listing 44-6.</text:p>
      <text:p text:style-name="Code_20_Caption"><text:change-start text:change-id="ct93959839374544"/><text:span text:style-name="T8"><text:hidden-text text:condition="ooow:" text:string-value=".hpp" text:is-hidden="true"/></text:span><text:change-end text:change-id="ct93959839374544"/><text:span text:style-name="T8">Listing 44-6.</text:span> The <text:span text:style-name="Code_20_Inline">sequence</text:span><text:change text:change-id="ct93959837775216"/> <text:change-start text:change-id="ct93959936007056"/><text:span text:style-name="T20">Module</text:span><text:change-end text:change-id="ct93959936007056"/><text:change text:change-id="ct93959967537056"/></text:p>
      <text:p text:style-name="Code"><text:change text:change-id="ct93959844193216"/><text:change-start text:change-id="ct93960033690384"/></text:p>
      <text:p text:style-name="P10"><text:span text:style-name="T20">export module sequence;</text:span><text:change-end text:change-id="ct93960033690384"/><text:change text:change-id="ct93959915173184"/></text:p>
      <text:p text:style-name="Code">/// Generate a sequence of integers.</text:p>
      <text:p text:style-name="Code"><text:change-start text:change-id="ct93960001491920"/><text:span text:style-name="T20">export </text:span><text:change-end text:change-id="ct93960001491920"/>class sequence</text:p>
      <text:p text:style-name="Code">{</text:p>
      <text:p text:style-name="Code">public:</text:p>
      <text:p text:style-name="Code"><text:span text:style-name="T10"><text:s text:c="2"/></text:span>/// Construct the functor.</text:p>
      <text:p text:style-name="Code"><text:span text:style-name="T10"><text:s text:c="2"/></text:span>/// @param start the first value the generator returns</text:p>
      <text:p text:style-name="Code"><text:span text:style-name="T10"><text:s text:c="2"/></text:span>/// @param step increment the value by this much for each call</text:p>
      <text:p text:style-name="Code"><text:span text:style-name="T10"><text:s text:c="2"/></text:span><text:change-start text:change-id="ct93959968443008"/><text:span text:style-name="T11">inline </text:span><text:change-end text:change-id="ct93959968443008"/>sequence(int start, int step ) : value_{start}, step_{step} {}</text:p>
      <text:p text:style-name="Code"><text:span text:style-name="T10"><text:s text:c="2"/></text:span><text:change-start text:change-id="ct93959837411856"/><text:span text:style-name="T11">inline </text:span><text:change-end text:change-id="ct93959837411856"/>sequence(int start) : sequence{start, 1} {}</text:p>
      <text:p text:style-name="Code"><text:span text:style-name="T10"><text:s text:c="2"/></text:span><text:change-start text:change-id="ct93959896134416"/><text:span text:style-name="T11">inline </text:span><text:change-end text:change-id="ct93959896134416"/>sequence() : sequence{0} {}</text:p>
      <text:p text:style-name="Code"/>
      <text:p text:style-name="Code"><text:span text:style-name="T10"><text:s text:c="2"/></text:span>/// Return the current value in the sequence, and increment the value.</text:p>
      <text:p text:style-name="Code"><text:span text:style-name="T10"><text:s text:c="2"/></text:span>int operator()()</text:p>
      <text:p text:style-name="Code"><text:span text:style-name="T10"><text:s text:c="2"/></text:span>{</text:p>
      <text:p text:style-name="Code"><text:span text:style-name="T10"><text:s text:c="4"/></text:span>int result(value_);</text:p>
      <text:p text:style-name="Code"><text:span text:style-name="T10"><text:s text:c="4"/></text:span>value_ = value_ + step_;</text:p>
      <text:p text:style-name="Code"><text:span text:style-name="T10"><text:s text:c="4"/></text:span>return result;</text:p>
      <text:p text:style-name="Code"><text:span text:style-name="T10"><text:s text:c="2"/></text:span>}</text:p>
      <text:p text:style-name="Code">private:</text:p>
      <text:p text:style-name="Code"><text:soft-page-break/><text:span text:style-name="T10"><text:s text:c="2"/></text:span>int value_;</text:p>
      <text:p text:style-name="Code"><text:span text:style-name="T10"><text:s text:c="2"/></text:span>int const step_;</text:p>
      <text:p text:style-name="Code">};<text:change text:change-id="ct93959899748608"/></text:p>
      <text:p text:style-name="Body_20_Text_20_Cont"><text:span text:style-name="T1">The </text:span><text:span text:style-name="Code_20_Inline"><text:span text:style-name="T1">generate</text:span></text:span><text:span text:style-name="T1"> algorithm has a partner, </text:span><text:span text:style-name="Code_20_Inline"><text:span text:style-name="T1">generate_n</text:span></text:span><text:span text:style-name="T1">, which specifies an input range with an iterator for the start of the range and an integer for the size of the range. The next Exploration examines this and several other useful algorithms.</text:span></text:p>
      <text:p text:style-name="Body_20_Text_20_Cont"><text:bookmark-end text:name="fun2"/><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39:00</meta:creation-date>
    <dc:creator>Ray Lischner</dc:creator>
    <dc:date>2020-05-01T11:31:39.135103558</dc:date>
    <meta:print-date>2009-03-19T10:05:00</meta:print-date>
    <meta:editing-cycles>23</meta:editing-cycles>
    <meta:editing-duration>PT18H48M27S</meta:editing-duration>
    <meta:generator>LibreOffice/6.4.2.2$Linux_X86_64 LibreOffice_project/40$Build-2</meta:generator>
    <meta:document-statistic meta:table-count="0" meta:image-count="0" meta:object-count="0" meta:page-count="6" meta:paragraph-count="124" meta:word-count="1095" meta:character-count="7039" meta:non-whitespace-character-count="5923"/>
    <meta:user-defined meta:name="Chapter Number">44</meta:user-defined>
    <meta:user-defined meta:name="ContentType">Document</meta:user-defined>
  </office:meta>
</office:document-meta>
</file>